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パスワード登録時、他人とのパスワード重複を通知するとパスワードがバレてしまう</text:p>
      <text:p text:style-name="P1">これを防ぐため、パスワードの重複を許可する</text:p>
      <text:p text:style-name="P1"/>
      <text:p text:style-name="P1">Iforgetpasswo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01T21:03:15.68</meta:creation-date>
    <meta:document-statistic meta:table-count="0" meta:image-count="0" meta:object-count="0" meta:page-count="1" meta:paragraph-count="3" meta:word-count="28" meta:character-count="75"/>
    <dc:date>2013-11-02T00:39:48.12</dc:date>
    <meta:editing-duration>PT6M12S</meta:editing-duration>
    <meta:editing-cycles>1</meta:editing-cycles>
    <meta:generator>OpenOffice.org/3.3$Win32 OpenOffice.org_project/330m20$Build-9567</meta:generator>
  </office:meta>
</office:document-meta>
</file>